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JETBrains Mono" svg:font-family="'JETBrains Mono', 'Droid Sans Mono', monospace, monospace"/>
    <style:font-face style:name="Nimbus Roman" svg:font-family="'Nimbus Roman'" style:font-pitch="variable"/>
    <style:font-face style:name="Nimbus Roman1" svg:font-family="'Nimbus Roman'" style:font-family-generic="roman" style:font-pitch="variable"/>
    <style:font-face style:name="Noto Sans Devanagari" svg:font-family="'Noto Sans Devanagari'" style:font-family-generic="modern" style:font-pitch="fixed"/>
    <style:font-face style:name="Noto Sans Mono" svg:font-family="'Noto Sans Mono'" style:font-family-generic="modern" style:font-pitch="fixed"/>
    <style:font-face style:name="TeX Gyre Heros" svg:font-family="'TeX Gyre Heros'" style:font-family-generic="swiss" style:font-pitch="variable"/>
    <style:font-face style:name="gg sans" svg:font-family="'gg sans', 'Noto Sans', 'Helvetica Neue', Helvetica, Arial, sans-serif"/>
  </office:font-face-decls>
  <office:automatic-styles>
    <style:style style:name="P1" style:family="paragraph" style:parent-style-name="Standard">
      <style:paragraph-properties style:line-height-at-least="0.423cm"/>
    </style:style>
    <style:style style:name="P2" style:family="paragraph" style:parent-style-name="Standard">
      <style:paragraph-properties style:line-height-at-least="0.423cm"/>
      <style:text-properties style:font-name="Nimbus Roman" fo:font-size="12pt" style:font-size-asian="12pt" style:font-size-complex="12pt"/>
    </style:style>
    <style:style style:name="P3" style:family="paragraph" style:parent-style-name="Standard">
      <style:paragraph-properties style:line-height-at-least="0.423cm"/>
      <style:text-properties style:font-name="Nimbus Roman" fo:font-size="12pt" officeooo:paragraph-rsid="0020a30c" style:font-size-asian="12pt" style:font-size-complex="12pt"/>
    </style:style>
    <style:style style:name="P4" style:family="paragraph" style:parent-style-name="Text_20_body">
      <style:paragraph-properties style:line-height-at-least="0.423cm"/>
      <style:text-properties officeooo:paragraph-rsid="0020a30c"/>
    </style:style>
    <style:style style:name="P5" style:family="paragraph" style:parent-style-name="Text_20_body">
      <style:paragraph-properties style:line-height-at-least="0.423cm"/>
      <style:text-properties officeooo:paragraph-rsid="00210c5c"/>
    </style:style>
    <style:style style:name="P6" style:family="paragraph" style:parent-style-name="Text_20_body">
      <style:paragraph-properties style:line-height-at-least="0.423cm"/>
      <style:text-properties officeooo:paragraph-rsid="0021eb3f"/>
    </style:style>
    <style:style style:name="P7" style:family="paragraph" style:parent-style-name="Text_20_body">
      <style:paragraph-properties style:line-height-at-least="0.423cm"/>
      <style:text-properties officeooo:rsid="00251158" officeooo:paragraph-rsid="00251158"/>
    </style:style>
    <style:style style:name="T1" style:family="text">
      <style:text-properties officeooo:rsid="001dcc60"/>
    </style:style>
    <style:style style:name="T2" style:family="text">
      <style:text-properties style:font-name="Nimbus Roman"/>
    </style:style>
    <style:style style:name="T3" style:family="text">
      <style:text-properties style:font-name="Nimbus Roman" fo:font-size="12pt" style:font-size-asian="12pt" style:font-size-complex="12pt"/>
    </style:style>
    <style:style style:name="T4" style:family="text">
      <style:text-properties style:font-name="Nimbus Roman" fo:font-size="12pt" officeooo:rsid="0020a30c" style:font-size-asian="12pt" style:font-size-complex="12pt"/>
    </style:style>
    <style:style style:name="T5" style:family="text">
      <style:text-properties style:font-name="Nimbus Roman" fo:font-size="12pt" officeooo:rsid="00210c5c" style:font-size-asian="12pt" style:font-size-complex="12pt"/>
    </style:style>
    <style:style style:name="T6" style:family="text">
      <style:text-properties style:font-name="Nimbus Roman" officeooo:rsid="0020a30c"/>
    </style:style>
    <style:style style:name="T7" style:family="text">
      <style:text-properties officeooo:rsid="0020a30c"/>
    </style:style>
    <style:style style:name="T8" style:family="text">
      <style:text-properties officeooo:rsid="00210c5c"/>
    </style:style>
    <style:style style:name="T9" style:family="text">
      <style:text-properties officeooo:rsid="0021eb3f"/>
    </style:style>
    <style:style style:name="T10" style:family="text">
      <style:text-properties officeooo:rsid="00257f06"/>
    </style:style>
    <style:style style:name="T11" style:family="text">
      <style:text-properties officeooo:rsid="0025e0ff"/>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 příklad</text:h>
      <text:p text:style-name="P2">Q = {'q0', 'q1', 'q2'}</text:p>
      <text:p text:style-name="P2">I = {'0', '1'}</text:p>
      <text:p text:style-name="P2">f = {</text:p>
      <text:p text:style-name="P2">('q0', '0'): 'q0', </text:p>
      <text:p text:style-name="P2">('q0', '1'): 'q1', </text:p>
      <text:p text:style-name="P2">('q1', '0'): 'q2', </text:p>
      <text:p text:style-name="P2">('q1', '1'): 'q1', </text:p>
      <text:p text:style-name="P2">('q2', '0'): 'q2', </text:p>
      <text:p text:style-name="P2">('q2', '1'): 'q1'</text:p>
      <text:p text:style-name="P2">}</text:p>
      <text:p text:style-name="P1"><text:span text:style-name="T3">Tato přechodová funkce říká, že pokud se automat nachází v počátečním stavu </text:span><text:span text:style-name="Source_20_Text"><text:span text:style-name="T3">q0</text:span></text:span><text:span text:style-name="T3"> a přečte symbol </text:span><text:span text:style-name="Source_20_Text"><text:span text:style-name="T3">0</text:span></text:span><text:span text:style-name="T3">, zůstane v tomto stavu. Pokud se automat nachází v počátečním stavu </text:span><text:span text:style-name="Source_20_Text"><text:span text:style-name="T3">q0</text:span></text:span><text:span text:style-name="T3"> a přečte symbol </text:span><text:span text:style-name="Source_20_Text"><text:span text:style-name="T3">1</text:span></text:span><text:span text:style-name="T3">, přejde do stavu </text:span><text:span text:style-name="Source_20_Text"><text:span text:style-name="T3">q1</text:span></text:span><text:span text:style-name="T3">. Pokud se automat nachází v prvním stavu </text:span><text:span text:style-name="Source_20_Text"><text:span text:style-name="T3">q1</text:span></text:span><text:span text:style-name="T3"> a přečte symbol </text:span><text:span text:style-name="Source_20_Text"><text:span text:style-name="T3">0</text:span></text:span><text:span text:style-name="T3">, přejde do stavu </text:span><text:span text:style-name="Source_20_Text"><text:span text:style-name="T3">q2</text:span></text:span><text:span text:style-name="T3">, zatímco při přečtení symbolu </text:span><text:span text:style-name="Source_20_Text"><text:span text:style-name="T3">1</text:span></text:span><text:span text:style-name="T3"> zůstane v tomto stavu. Pokud se automat nachází ve druhém stavu </text:span><text:span text:style-name="Source_20_Text"><text:span text:style-name="T3">q2</text:span></text:span><text:span text:style-name="T3"> a přečte kterýkoli ze symbolů </text:span><text:span text:style-name="Source_20_Text"><text:span text:style-name="T3">0</text:span></text:span><text:span text:style-name="T3"> nebo </text:span><text:span text:style-name="Source_20_Text"><text:span text:style-name="T3">1</text:span></text:span><text:span text:style-name="T3">, vždy přejde do stavu </text:span><text:span text:style-name="Source_20_Text"><text:span text:style-name="T3">q1</text:span></text:span><text:span text:style-name="T3">.</text:span></text:p>
      <text:p text:style-name="P2">q0 = 'q0'</text:p>
      <text:p text:style-name="P2">P = {'q2'}</text:p>
      <text:p text:style-name="P2">ka('001', Q, I, f, q0, P)</text:p>
      <text:p text:style-name="P2">ka('010', Q, I, f, q0, P)</text:p>
      <text:p text:style-name="P2">ka('011', Q, I, f, q0, P)</text:p>
      <text:p text:style-name="P2">ka('100', Q, I, f, q0, P)</text:p>
      <text:p text:style-name="P3">První a druhé volání funkce vrátí hodnotu True, protože oba vstupní řetězce obsahují pouze znaky '0' <text:line-break/>a '1' a navíc automat dokáže přejít ze stavu 'q0' do cílového stavu 'q2' při jejich zpracování. Třetí volání vrátí False, protože <text:span text:style-name="T1">ř</text:span>etězec '01<text:span text:style-name="T1">1'</text:span> nekončí ve stavu, který je v množině P. V tomto konkrétním případě množina P obsahuje pouze stav 'q2' a řetězec "011" končí ve stavu 'q1'. <text:span text:style-name="T1">Č</text:span>tvrté volání také vrátí False, protože automat nedokáže přejít ze stavu 'q0' do cílového stavu 'q2' při zpracování vstupního řetězce '100'.</text:p>
      <text:p text:style-name="P2"><text:s text:c="11"/>0 <text:s text:c="8"/>1</text:p>
      <text:p text:style-name="P2"><text:s text:c="3"/>q0 ----- q1 ----- q1</text:p>
      <text:p text:style-name="P2"><text:s text:c="4"/>| <text:s text:c="14"/><text:tab/> <text:s text:c="5"/>|</text:p>
      <text:p text:style-name="P2"><text:s text:c="4"/>| <text:s text:c="14"/><text:tab/> <text:s text:c="5"/>|</text:p>
      <text:p text:style-name="P2"><text:s text:c="4"/>-------- q2 -------</text:p>
      <text:h text:style-name="Heading_20_2" text:outline-level="2">2. příklad</text:h>
      <text:p text:style-name="P2">Q = {'q0', 'q1', 'q2', 'q3', 'q4'}</text:p>
      <text:p text:style-name="P2">I = {'a', 'b', 'c'}</text:p>
      <text:p text:style-name="P2">f = {</text:p>
      <text:p text:style-name="P2"><text:s text:c="4"/>('q0', 'a'): 'q1', </text:p>
      <text:p text:style-name="P2"><text:s text:c="4"/>('q1', 'b'): 'q2', </text:p>
      <text:p text:style-name="P2"><text:s text:c="4"/>('q2', 'c'): 'q3',</text:p>
      <text:p text:style-name="P2"><text:s text:c="4"/>('q3', 'a'): 'q4',</text:p>
      <text:p text:style-name="P2"><text:s text:c="4"/>('q4', 'b'): 'q4',</text:p>
      <text:p text:style-name="P2"><text:s text:c="4"/>('q4', 'c'): 'q4'</text:p>
      <text:p text:style-name="P2"><text:soft-page-break/>}</text:p>
      <text:p text:style-name="P5"><text:span text:style-name="T4">Když stav 'q0' přečte symbol 'a', tak</text:span><text:span text:style-name="T3"> přechází na stav 'q1'. </text:span><text:span text:style-name="T4">Když přečte '</text:span><text:span text:style-name="T3">b', přec</text:span><text:span text:style-name="T4">hází na stav 'q2'.</text:span><text:span text:style-name="T3"> </text:span><text:span text:style-name="T4">Odsud přechází na stav 'q3', jestliže přečte</text:span><text:span text:style-name="T3"> 'c'. </text:span>Přech<text:span text:style-name="T7">azí </text:span>na stav <text:span text:style-name="T3">'</text:span>q4<text:span text:style-name="T3">'</text:span>, když př<text:span text:style-name="T7">ečte</text:span> symbol <text:span text:style-name="T3">'</text:span>a<text:span text:style-name="T3">'</text:span>. <text:span text:style-name="T7">Když přečte</text:span> <text:span text:style-name="T3">'</text:span>b<text:span text:style-name="T3">' </text:span><text:span text:style-name="T4">nebo 'c'</text:span><text:span text:style-name="T3">, </text:span><text:span text:style-name="T4">zůstává v</text:span> tomtéž stavu. <text:span text:style-name="T8">Skončí-li ve stavu </text:span><text:span text:style-name="T5">'q3' nebo 'q4', vyhodnotí se jako True, jelikož jsou to koncové stavy.</text:span></text:p>
      <text:p text:style-name="P4"><text:span text:style-name="T3">q0 = 'q0'</text:span></text:p>
      <text:p text:style-name="P2">P = {'q3', 'q4'}</text:p>
      <text:p text:style-name="P2">ka('abc', Q, I, f, q0, P)</text:p>
      <text:p text:style-name="P2">ka('abcabc', Q, I, f, q0, P)</text:p>
      <text:p text:style-name="P2">ka('abcb', Q, I, f, q0, P)</text:p>
      <text:p text:style-name="P2">ka('abca', Q, I, f, q0, P)</text:p>
      <text:p text:style-name="P4"><text:span text:style-name="T6">První, druhé a čtvrté volání se vyhodnotí jako True, protože </text:span><text:span text:style-name="T3">v každém případě automat přijme vstupní slovo </text:span><text:span text:style-name="Source_20_Text"><text:span text:style-name="T3">'abc'</text:span></text:span><text:span text:style-name="T3"> a přejde do stavu </text:span><text:span text:style-name="Source_20_Text"><text:span text:style-name="T3">'q3'</text:span></text:span><text:span text:style-name="T3">, který je </text:span><text:span text:style-name="T4">koncový. Až na slovo abcb, protože </text:span><text:span text:style-name="T2">automat přijme čtvrtý vstupní symbol </text:span><text:span text:style-name="Source_20_Text"><text:span text:style-name="T2">'b'</text:span></text:span><text:span text:style-name="T2">. Podle přechodové funkce není možné přejít ze stavu </text:span><text:span text:style-name="Source_20_Text"><text:span text:style-name="T2">'q3'</text:span></text:span><text:span text:style-name="T2"> na další stav pomocí vstupního symbolu </text:span><text:span text:style-name="Source_20_Text"><text:span text:style-name="T2">'b'</text:span></text:span><text:span text:style-name="T2">, takže funkce vrátí </text:span><text:span text:style-name="Source_20_Text"><text:span text:style-name="T2">False</text:span></text:span><text:span text:style-name="T2">.</text:span></text:p>
      <text:p text:style-name="P4"><text:s text:c="8"/><text:span text:style-name="T9">a<text:tab/><text:tab/><text:tab/> <text:s text:c="5"/>b</text:span><text:tab/><text:tab/><text:tab/> <text:s text:c="6"/><text:span text:style-name="T9">c</text:span></text:p>
      <text:p text:style-name="P6"><text:s text:c="2"/>q0 ----&gt; q1<text:tab/><text:tab/>q1 ----&gt; q2<text:tab/><text:tab/>q2 ----&gt; q3</text:p>
      <text:p text:style-name="P6"/>
      <text:p text:style-name="P4"><text:s text:c="8"/>a<text:tab/><text:tab/><text:tab/> <text:s text:c="7"/><text:span text:style-name="T9">b<text:tab/><text:tab/><text:tab/> <text:s text:c="6"/>c</text:span></text:p>
      <text:p text:style-name="P6"><text:s text:c="2"/>q3 ----&gt; q4<text:tab/><text:tab/> q4 ----&gt; q4<text:tab/><text:tab/> q4 ----&gt; q4</text:p>
      <text:h text:style-name="Heading_20_2" text:outline-level="2">3. příklad</text:h>
      <text:p text:style-name="P6">Q = {'q0', 'q1', 'q2', 'q3'}</text:p>
      <text:p text:style-name="P6">I = {'a', 'b'}</text:p>
      <text:p text:style-name="P6">f = {</text:p>
      <text:p text:style-name="P6"><text:s text:c="4"/>('q0', 'a'): 'q1',</text:p>
      <text:p text:style-name="P6"><text:s text:c="4"/>('q0', 'b'): 'q2',</text:p>
      <text:p text:style-name="P6"><text:s text:c="4"/>('q1', 'a'): 'q1',</text:p>
      <text:p text:style-name="P6"><text:s text:c="4"/>('q1', 'b'): 'q3',</text:p>
      <text:p text:style-name="P6"><text:s text:c="4"/>('q2', 'a'): 'q3',</text:p>
      <text:p text:style-name="P6"><text:s text:c="4"/>('q2', 'b'): 'q2',</text:p>
      <text:p text:style-name="P6"><text:s text:c="4"/>('q3', 'a'): 'q3',</text:p>
      <text:p text:style-name="P6"><text:s text:c="4"/>('q3', 'b'): 'q3'</text:p>
      <text:p text:style-name="P6">}</text:p>
      <text:p text:style-name="P6">q0 = 'q0'</text:p>
      <text:p text:style-name="P6">P = {'q3'}</text:p>
      <text:p text:style-name="P6"><text:soft-page-break/></text:p>
      <text:p text:style-name="P6">ka('ab', Q, I, f, q0, P)</text:p>
      <text:p text:style-name="P6">ka('ba', Q, I, f, q0, P)</text:p>
      <text:p text:style-name="P6">ka('abc', Q, I, f, q0, P)</text:p>
      <text:p text:style-name="P6">ka('cba', Q, I, f, q0, P)</text:p>
      <text:p text:style-name="P7">První a druhé volání bude True, třetí a čtvrté bude False, protože 'c' není v abecedě.</text:p>
      <text:p text:style-name="P6"><text:s text:c="9"/>a<text:tab/><text:tab/>b</text:p>
      <text:p text:style-name="P6"><text:s text:c="2"/>q0 ----&gt; q1 ----&gt; q2</text:p>
      <text:p text:style-name="P6"><text:s text:c="9"/>a<text:tab/> <text:tab/>b</text:p>
      <text:p text:style-name="P6"><text:s text:c="2"/>q1 ----&gt; q1 ----&gt; q3</text:p>
      <text:p text:style-name="P6"><text:s text:c="9"/>a<text:tab/><text:tab/>b</text:p>
      <text:p text:style-name="P6"><text:s text:c="2"/>q2 ----&gt; q3 ----&gt; q2</text:p>
      <text:p text:style-name="P6"><text:s text:c="9"/>a<text:tab/><text:tab/>b</text:p>
      <text:p text:style-name="P6"><text:s text:c="2"/>q3 ----&gt; q3 ----&gt; q3</text:p>
      <text:p text:style-name="P6"/>
      <text:p text:style-name="P6"><text:span text:style-name="T10">D</text:span>eterministický <text:span text:style-name="T10">automat -</text:span> pro každý možný vstup existuje pouze jedno pravidlo pro přechod do jiného stavu, často používá k vyhodnocování regularních výrazů a k detekci řetězců.</text:p>
      <text:p text:style-name="P6">Context-Free <text:span text:style-name="T11">automat -</text:span> kontextově závislý konečný automat, <text:span text:style-name="T11">který je</text:span> definován několika množinami <text:line-break/>a pravidly pro přechod mezi nimi. <text:span text:style-name="T11">Liší od d</text:span>eterministického v tom, že pravidla pro přechod mezi stavy nejsou pouze závislá na aktuálním vstupu, ale také na kontextu, ve kterém se vstup vyskytuje. To znamená, že pro určitý vstup může být pravidlo pro přechod do jiného stavu závislé na tom, jaké znaky se vyskytují v řetězci před a po vstup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JETBrains Mono" svg:font-family="'JETBrains Mono', 'Droid Sans Mono', monospace, monospace"/>
    <style:font-face style:name="Nimbus Roman" svg:font-family="'Nimbus Roman'" style:font-pitch="variable"/>
    <style:font-face style:name="Nimbus Roman1" svg:font-family="'Nimbus Roman'" style:font-family-generic="roman" style:font-pitch="variable"/>
    <style:font-face style:name="Noto Sans Devanagari" svg:font-family="'Noto Sans Devanagari'" style:font-family-generic="modern" style:font-pitch="fixed"/>
    <style:font-face style:name="Noto Sans Mono" svg:font-family="'Noto Sans Mono'" style:font-family-generic="modern" style:font-pitch="fixed"/>
    <style:font-face style:name="TeX Gyre Heros" svg:font-family="'TeX Gyre Heros'" style:font-family-generic="swiss"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1" fo:font-size="12pt" fo:language="cs" fo:country="CZ" style:letter-kerning="true" style:font-name-asian="Droid Sans Fallback1"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1" fo:font-size="12pt" fo:language="cs" fo:country="CZ" style:letter-kerning="true" style:font-name-asian="Droid Sans Fallback1"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eX Gyre Heros" fo:font-family="'TeX Gyre Heros'" style:font-family-generic="swiss" style:font-pitch="variable" fo:font-size="14pt" style:font-name-asian="Droid Sans Fallback1"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Noto Sans Mono" fo:font-family="'Noto Sans Mono'" style:font-family-generic="modern" style:font-pitch="fixed" style:font-name-asian="Droid Sans Fallback" style:font-family-asian="'Droid Sans Fallback'" style:font-family-generic-asian="modern" style:font-pitch-asian="fixed" style:font-name-complex="Noto Sans Devanagari" style:font-family-complex="'Noto Sans Devanagari'"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9:55:36.443320186</meta:creation-date>
    <dc:date>2022-12-16T21:57:36.009333461</dc:date>
    <meta:editing-duration>PT2H1M57S</meta:editing-duration>
    <meta:editing-cycles>10</meta:editing-cycles>
    <meta:generator>LibreOffice/7.4.3.2$Linux_X86_64 LibreOffice_project/40$Build-2</meta:generator>
    <meta:document-statistic meta:table-count="0" meta:image-count="0" meta:object-count="0" meta:page-count="3" meta:paragraph-count="77" meta:word-count="677" meta:character-count="3734" meta:non-whitespace-character-count="2896"/>
  </office:meta>
</office:document-meta>
</file>